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663cm" table:align="left" style:writing-mode="lr-tb"/>
    </style:style>
    <style:style style:name="Tabla1.A" style:family="table-column">
      <style:table-column-properties style:column-width="5.502cm"/>
    </style:style>
    <style:style style:name="Tabla1.B" style:family="table-column">
      <style:table-column-properties style:column-width="10.16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663cm" table:align="left" style:writing-mode="lr-tb"/>
    </style:style>
    <style:style style:name="Tabla2.A" style:family="table-column">
      <style:table-column-properties style:column-width="3.768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96cm"/>
    </style:style>
    <style:style style:name="Tabla2.D" style:family="table-column">
      <style:table-column-properties style:column-width="3.978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2" style:family="table-row">
      <style:table-row-properties fo:keep-together="auto"/>
    </style:style>
    <style:style style:name="Tabla3" style:family="table">
      <style:table-properties style:width="15.663cm" table:align="left" style:writing-mode="lr-tb"/>
    </style:style>
    <style:style style:name="Tabla3.A" style:family="table-column">
      <style:table-column-properties style:column-width="15.66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663cm" table:align="left" style:writing-mode="lr-tb"/>
    </style:style>
    <style:style style:name="Tabla4.A" style:family="table-column">
      <style:table-column-properties style:column-width="15.66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663cm" table:align="left" style:writing-mode="lr-tb"/>
    </style:style>
    <style:style style:name="Tabla6.A" style:family="table-column">
      <style:table-column-properties style:column-width="15.66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663cm" table:align="left" style:writing-mode="lr-tb"/>
    </style:style>
    <style:style style:name="Tabla7.A" style:family="table-column">
      <style:table-column-properties style:column-width="10.252cm"/>
    </style:style>
    <style:style style:name="Tabla7.B" style:family="table-column">
      <style:table-column-properties style:column-width="5.412cm"/>
    </style:style>
    <style:style style:name="Tabla7.1" style:family="table-row">
      <style:table-row-properties style:min-row-height="0.393cm" fo:keep-together="always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2" style:family="table-row">
      <style:table-row-properties fo:keep-together="auto"/>
    </style:style>
    <style:style style:name="Tabla7.3" style:family="table-row">
      <style:table-row-properties fo:keep-together="auto"/>
    </style:style>
    <style:style style:name="Tabla7.4" style:family="table-row">
      <style:table-row-properties fo:keep-together="auto"/>
    </style:style>
    <style:style style:name="Tabla7.5" style:family="table-row">
      <style:table-row-properties fo:keep-together="auto"/>
    </style:style>
    <style:style style:name="Tabla7.6" style:family="table-row">
      <style:table-row-properties fo:keep-together="auto"/>
    </style:style>
    <style:style style:name="Tabla7.7" style:family="table-row">
      <style:table-row-properties fo:keep-together="auto"/>
    </style:style>
    <style:style style:name="Tabla7.8" style:family="table-row">
      <style:table-row-properties fo:keep-together="auto"/>
    </style:style>
    <style:style style:name="Tabla7.9" style:family="table-row">
      <style:table-row-properties fo:keep-together="auto"/>
    </style:style>
    <style:style style:name="Tabla7.10" style:family="table-row">
      <style:table-row-properties fo:keep-together="auto"/>
    </style:style>
    <style:style style:name="Tabla7.11" style:family="table-row">
      <style:table-row-properties fo:keep-together="auto"/>
    </style:style>
    <style:style style:name="Tabla8" style:family="table">
      <style:table-properties style:width="15.663cm" table:align="left" style:writing-mode="lr-tb"/>
    </style:style>
    <style:style style:name="Tabla8.A" style:family="table-column">
      <style:table-column-properties style:column-width="15.66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663cm" table:align="left" style:writing-mode="lr-tb"/>
    </style:style>
    <style:style style:name="Tabla9.A" style:family="table-column">
      <style:table-column-properties style:column-width="15.663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663cm" table:align="left" style:writing-mode="lr-tb"/>
    </style:style>
    <style:style style:name="Tabla10.A" style:family="table-column">
      <style:table-column-properties style:column-width="11.753cm"/>
    </style:style>
    <style:style style:name="Tabla10.B" style:family="table-column">
      <style:table-column-properties style:column-width="3.91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663cm" table:align="left" style:writing-mode="lr-tb"/>
    </style:style>
    <style:style style:name="Tabla11.A" style:family="table-column">
      <style:table-column-properties style:column-width="15.66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5.663cm" table:align="left" style:writing-mode="lr-tb"/>
    </style:style>
    <style:style style:name="Tabla12.A" style:family="table-column">
      <style:table-column-properties style:column-width="3.768cm"/>
    </style:style>
    <style:style style:name="Tabla12.B" style:family="table-column">
      <style:table-column-properties style:column-width="3.958cm"/>
    </style:style>
    <style:style style:name="Tabla12.C" style:family="table-column">
      <style:table-column-properties style:column-width="3.96cm"/>
    </style:style>
    <style:style style:name="Tabla12.D" style:family="table-column">
      <style:table-column-properties style:column-width="3.97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2" style:family="table-row">
      <style:table-row-properties fo:keep-together="auto"/>
    </style:style>
    <style:style style:name="Tabla13" style:family="table">
      <style:table-properties style:width="15.663cm" table:align="left" style:writing-mode="lr-tb"/>
    </style:style>
    <style:style style:name="Tabla13.A" style:family="table-column">
      <style:table-column-properties style:column-width="15.66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5.663cm" table:align="left" style:writing-mode="lr-tb"/>
    </style:style>
    <style:style style:name="Tabla14.A" style:family="table-column">
      <style:table-column-properties style:column-width="3.768cm"/>
    </style:style>
    <style:style style:name="Tabla14.B" style:family="table-column">
      <style:table-column-properties style:column-width="3.958cm"/>
    </style:style>
    <style:style style:name="Tabla14.C" style:family="table-column">
      <style:table-column-properties style:column-width="3.96cm"/>
    </style:style>
    <style:style style:name="Tabla14.D" style:family="table-column">
      <style:table-column-properties style:column-width="3.978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.2" style:family="table-row">
      <style:table-row-properties fo:keep-together="auto"/>
    </style:style>
    <style:style style:name="Tabla15" style:family="table">
      <style:table-properties style:width="15.663cm" table:align="left" style:writing-mode="lr-tb"/>
    </style:style>
    <style:style style:name="Tabla15.A" style:family="table-column">
      <style:table-column-properties style:column-width="7.728cm"/>
    </style:style>
    <style:style style:name="Tabla15.B" style:family="table-column">
      <style:table-column-properties style:column-width="7.93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5.663cm" table:align="left" style:writing-mode="lr-tb"/>
    </style:style>
    <style:style style:name="Tabla16.A" style:family="table-column">
      <style:table-column-properties style:column-width="7.726cm"/>
    </style:style>
    <style:style style:name="Tabla16.B" style:family="table-column">
      <style:table-column-properties style:column-width="3.96cm"/>
    </style:style>
    <style:style style:name="Tabla16.C" style:family="table-column">
      <style:table-column-properties style:column-width="3.978cm"/>
    </style:style>
    <style:style style:name="Tabla16.1" style:family="table-row">
      <style:table-row-properties fo:keep-together="always"/>
    </style:style>
    <style:style style:name="Tabla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.2" style:family="table-row">
      <style:table-row-properties fo:keep-together="auto"/>
    </style:style>
    <style:style style:name="Tabla17" style:family="table">
      <style:table-properties style:width="15.663cm" table:align="left" style:writing-mode="lr-tb"/>
    </style:style>
    <style:style style:name="Tabla17.A" style:family="table-column">
      <style:table-column-properties style:column-width="7.251cm"/>
    </style:style>
    <style:style style:name="Tabla17.B" style:family="table-column">
      <style:table-column-properties style:column-width="3.115cm"/>
    </style:style>
    <style:style style:name="Tabla17.C" style:family="table-column">
      <style:table-column-properties style:column-width="5.297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loext:contextual-spacing="false"/>
      <style:text-properties fo:color="#0d0d0d" fo:font-size="14pt" fo:font-weight="bold" style:font-size-asian="14pt" style:font-weight-asian="bold" style:font-size-complex="14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Header">
      <style:paragraph-properties fo:margin-top="0cm" fo:margin-bottom="0cm" loext:contextual-spacing="false" fo:text-align="end" style:justify-single-word="false"/>
      <style:text-properties fo:color="#365f91" fo:font-style="italic" fo:font-weight="bold" style:font-style-asian="italic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8pt" fo:font-weight="bold" style:font-name-asian="Times New Roman" style:font-size-asian="18pt" style:language-asian="es" style:country-asian="VE" style:font-weight-asian="bold" style:font-name-complex="Arial" style:font-size-complex="18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size="24pt" fo:font-weight="bold" style:font-name-asian="Times New Roman" style:font-size-asian="24pt" style:language-asian="es" style:country-asian="VE" style:font-weight-asian="bold" style:font-name-complex="Arial" style:font-size-complex="2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s" style:country-asian="VE" style:font-name-complex="Arial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-asian="Times New Roman" style:language-asian="es" style:country-asian="VE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fo:color="#000000" officeooo:rsid="0007bfe7" officeooo:paragraph-rsid="0007bfe7" style:font-name-asian="Times New Roman" style:language-asian="es" style:country-asian="VE" style:font-name-complex="Arial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officeooo:rsid="0007bfe7" officeooo:paragraph-rsid="0007bfe7" style:font-name-asian="Times New Roman" style:language-asian="es" style:country-asian="VE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style:snap-to-layout-grid="false"/>
      <style:text-properties fo:color="#000000" officeooo:rsid="0008f5fb" officeooo:paragraph-rsid="0008f5fb" style:font-name-asian="Times New Roman" style:language-asian="es" style:country-asian="VE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officeooo:rsid="0008f5fb" officeooo:paragraph-rsid="0008f5fb" style:font-name-asian="Times New Roman" style:language-asian="es" style:country-asian="VE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style:snap-to-layout-grid="false"/>
      <style:text-properties fo:color="#000000" fo:font-weight="bold" style:font-name-asian="Times New Roman" style:language-asian="es" style:country-asian="VE" style:font-weight-asian="bold" style:font-name-complex="Arial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font-weight="bold" style:font-name-asian="Times New Roman" style:language-asian="es" style:country-asian="VE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b050" style:font-name="Calibri" fo:font-size="18pt" fo:font-style="italic" fo:font-weight="bold" officeooo:rsid="0007bfe7" officeooo:paragraph-rsid="0007bfe7" style:font-size-asian="18pt" style:font-style-asian="italic" style:font-weight-asian="bold" style:font-name-complex="Calibri" style:font-size-complex="1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365f91" fo:font-weight="bold" style:font-name-asian="Times New Roman" style:language-asian="es" style:country-asian="VE" style:font-weight-asian="bold" style:font-name-complex="Arial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365f91" fo:font-size="16pt" fo:font-weight="bold" style:font-name-asian="Times New Roman" style:font-size-asian="16pt" style:language-asian="es" style:country-asian="VE" style:font-weight-asian="bold" style:font-name-complex="Arial" style:font-size-complex="16pt"/>
    </style:style>
    <style:style style:name="P21" style:family="paragraph" style:parent-style-name="Contents_20_2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23" style:family="paragraph" style:parent-style-name="Sin_20_espaciado">
      <style:paragraph-properties fo:text-align="center" style:justify-single-word="false"/>
      <style:text-properties fo:font-weight="bold" style:font-weight-asian="bold"/>
    </style:style>
    <style:style style:name="P24" style:family="paragraph" style:parent-style-name="Sin_20_espaciado">
      <style:text-properties fo:font-weight="bold" style:font-weight-asian="bold" style:font-name-complex="Arial" style:font-size-complex="12pt"/>
    </style:style>
    <style:style style:name="P25" style:family="paragraph" style:parent-style-name="Sin_20_espaciado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6" style:family="paragraph" style:parent-style-name="Sin_20_espaciado">
      <style:paragraph-properties style:snap-to-layout-grid="false"/>
      <style:text-properties fo:font-weight="bold" style:font-weight-asian="bold" style:font-name-complex="Arial" style:font-size-complex="12pt" style:font-weight-complex="bold"/>
    </style:style>
    <style:style style:name="P27" style:family="paragraph" style:parent-style-name="Sin_20_espaciado">
      <style:paragraph-properties style:snap-to-layout-grid="false"/>
      <style:text-properties style:font-name-complex="Arial" style:font-size-complex="12pt"/>
    </style:style>
    <style:style style:name="P2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8pt" fo:font-weight="bold" style:font-name-asian="Times New Roman" style:font-size-asian="18pt" style:language-asian="es" style:country-asian="VE" style:font-weight-asian="bold" style:font-name-complex="Arial" style:font-size-complex="18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s" style:country-asian="VE" style:font-name-complex="Arial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-asian="Times New Roman" style:language-asian="es" style:country-asian="VE" style:font-name-complex="Arial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style:snap-to-layout-grid="false"/>
      <style:text-properties fo:color="#000000" officeooo:rsid="0007bfe7" officeooo:paragraph-rsid="0007bfe7" style:font-name-asian="Times New Roman" style:language-asian="es" style:country-asian="VE" style:font-name-complex="Arial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style:snap-to-layout-grid="false"/>
      <style:text-properties fo:color="#000000" officeooo:rsid="000b2c2d" officeooo:paragraph-rsid="000b2c2d" style:font-name-asian="Times New Roman" style:language-asian="es" style:country-asian="VE" style:font-name-complex="Arial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font-weight="normal" officeooo:rsid="000b2c2d" officeooo:paragraph-rsid="000b2c2d" style:font-name-asian="Times New Roman" style:language-asian="es" style:country-asian="VE" style:font-weight-asian="normal" style:font-name-complex="Arial" style:font-size-complex="12pt" style:font-weight-complex="normal"/>
    </style:style>
    <style:style style:name="P3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Heading_20_2">
      <style:paragraph-properties fo:margin-top="0cm" fo:margin-bottom="0.494cm" loext:contextual-spacing="false" style:snap-to-layout-grid="false"/>
      <style:text-properties style:font-name="Calibri" fo:font-size="11pt" fo:font-weight="bold" style:font-size-asian="11pt" style:font-weight-asian="bold" style:font-name-complex="Calibri" style:font-weight-complex="bold"/>
    </style:style>
    <style:style style:name="P36" style:family="paragraph" style:parent-style-name="Heading_20_2">
      <style:paragraph-properties fo:margin-top="0cm" fo:margin-bottom="0.494cm" loext:contextual-spacing="false" style:snap-to-layout-grid="false"/>
      <style:text-properties style:font-name="Calibri" fo:font-size="11pt" style:font-size-asian="11pt" style:font-name-complex="Calibri"/>
    </style:style>
    <style:style style:name="P37" style:family="paragraph" style:parent-style-name="Heading_20_2">
      <style:paragraph-properties fo:margin-top="0.494cm" fo:margin-bottom="0cm" loext:contextual-spacing="false"/>
    </style:style>
    <style:style style:name="P38" style:family="paragraph" style:parent-style-name="Heading_20_2">
      <style:paragraph-properties fo:margin-top="0.494cm" fo:margin-bottom="0cm" loext:contextual-spacing="false" style:snap-to-layout-grid="false"/>
    </style:style>
    <style:style style:name="P39" style:family="paragraph" style:parent-style-name="Sin_20_espaciado">
      <style:paragraph-properties style:snap-to-layout-grid="false"/>
      <style:text-properties officeooo:rsid="000b2c2d" officeooo:paragraph-rsid="000b2c2d" style:font-name-complex="Arial" style:font-size-complex="12pt"/>
    </style:style>
    <style:style style:name="P40" style:family="paragraph">
      <loext:graphic-properties draw:fill="solid" draw:fill-color="#4f81bd"/>
      <style:paragraph-properties style:writing-mode="lr-tb"/>
    </style:style>
    <style:style style:name="T1" style:family="text">
      <style:text-properties fo:font-size="10pt" fo:language="es" fo:country="ES" style:font-size-asian="10pt" style:language-asian="es" style:country-asian="ES" style:font-size-complex="10pt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/>
    </style:style>
    <style:style style:name="T3" style:family="text">
      <style:text-properties fo:color="#00b050" fo:font-size="18pt" fo:font-style="italic" fo:font-weight="bold" officeooo:rsid="0007bfe7" style:font-size-asian="18pt" style:font-style-asian="italic" style:font-weight-asian="bold" style:font-size-complex="18pt"/>
    </style:style>
    <style:style style:name="T4" style:family="text">
      <style:text-properties fo:color="#365f91" fo:font-size="18pt" fo:font-style="italic" fo:font-weight="bold" style:font-size-asian="18pt" style:font-style-asian="italic" style:font-weight-asian="bold" style:font-size-complex="18pt"/>
    </style:style>
    <style:style style:name="T5" style:family="text">
      <style:text-properties fo:language="es" fo:country="ES" style:language-asian="es" style:country-asian="ES"/>
    </style:style>
    <style:style style:name="T6" style:family="text">
      <style:text-properties officeooo:rsid="0007bfe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f2f2f2" draw:stroke-linejoin="miter" svg:stroke-linecap="square" draw:fill="solid" draw:fill-color="#4f81bd" draw:textarea-horizontal-align="left" draw:textarea-vertical-align="top" draw:auto-grow-height="false" fo:padding-top="0.229cm" fo:padding-bottom="0.229cm" fo:padding-left="0.441cm" fo:padding-right="0.441cm" fo:wrap-option="wrap" draw:shadow="visible" draw:shadow-offset-x="0.035cm" draw:shadow-offset-y="0.062cm" draw:shadow-color="#243f60" draw:shadow-opacity="5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cta de Constitución </text:p>
      <text:p text:style-name="P6">del Proyecto</text:p>
      <text:p text:style-name="P18">Tenerife Aventura</text:p>
      <text:p text:style-name="P4"><text:span text:style-name="T2">Fecha:</text:span><text:span text:style-name="T4"> </text:span><text:span text:style-name="T3">2/11/16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Tabla de contenido</text:p>
      <text:p text:style-name="P19"/>
      <text:table-of-content text:style-name="Sect1" text:name="Índice de contenid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span text:style-name="T5">Información del Proyecto<text:tab/></text:span><text:a xlink:type="simple" xlink:href="#__RefHeading___Toc357952270" text:style-name="Internet_20_link" text:visited-style-name="Visited_20_Internet_20_Link"><text:span text:style-name="T5">3</text:span></text:a></text:p>
          <text:p text:style-name="P21"><text:span text:style-name="T1">Datos<text:tab/></text:span><text:a xlink:type="simple" xlink:href="#__RefHeading___Toc357952271" text:style-name="Internet_20_link" text:visited-style-name="Visited_20_Internet_20_Link"><text:span text:style-name="T1">3</text:span></text:a></text:p>
          <text:p text:style-name="P21"><text:span text:style-name="T1">Patrocinador / Patrocinadores</text:span><text:span text:style-name="T5"><text:tab/></text:span><text:a xlink:type="simple" xlink:href="#__RefHeading___Toc357952272" text:style-name="Internet_20_link" text:visited-style-name="Visited_20_Internet_20_Link"><text:span text:style-name="T5">3</text:span></text:a></text:p>
          <text:p text:style-name="P22"><text:span text:style-name="T5">Propósito y Justificación del Proyecto<text:tab/></text:span><text:a xlink:type="simple" xlink:href="#__RefHeading___Toc357952273" text:style-name="Internet_20_link" text:visited-style-name="Visited_20_Internet_20_Link"><text:span text:style-name="T5">3</text:span></text:a></text:p>
          <text:p text:style-name="P22"><text:span text:style-name="T5">Descripción del Proyecto y Entregables<text:tab/></text:span><text:a xlink:type="simple" xlink:href="#__RefHeading___Toc357952274" text:style-name="Internet_20_link" text:visited-style-name="Visited_20_Internet_20_Link"><text:span text:style-name="T5">3</text:span></text:a></text:p>
          <text:p text:style-name="P22"><text:span text:style-name="T5">Requerimientos de alto nivel<text:tab/></text:span><text:a xlink:type="simple" xlink:href="#__RefHeading___Toc357952275" text:style-name="Internet_20_link" text:visited-style-name="Visited_20_Internet_20_Link"><text:span text:style-name="T5">4</text:span></text:a></text:p>
          <text:p text:style-name="P21"><text:span text:style-name="T1">Requerimientos del proyecto</text:span><text:span text:style-name="T5"><text:tab/></text:span><text:a xlink:type="simple" xlink:href="#__RefHeading___Toc357952277" text:style-name="Internet_20_link" text:visited-style-name="Visited_20_Internet_20_Link"><text:span text:style-name="T5">4</text:span></text:a></text:p>
          <text:p text:style-name="P22"><text:span text:style-name="T5">Objetivos<text:tab/></text:span><text:a xlink:type="simple" xlink:href="#__RefHeading___Toc357952278" text:style-name="Internet_20_link" text:visited-style-name="Visited_20_Internet_20_Link"><text:span text:style-name="T5">4</text:span></text:a></text:p>
          <text:p text:style-name="P22"><text:span text:style-name="T5">Premisas y Restricciones<text:tab/></text:span><text:a xlink:type="simple" xlink:href="#__RefHeading___Toc357952279" text:style-name="Internet_20_link" text:visited-style-name="Visited_20_Internet_20_Link"><text:span text:style-name="T5">5</text:span></text:a></text:p>
          <text:p text:style-name="P22"><text:span text:style-name="T5">Riesgos iniciales de alto nivel<text:tab/></text:span><text:a xlink:type="simple" xlink:href="#__RefHeading___Toc357952280" text:style-name="Internet_20_link" text:visited-style-name="Visited_20_Internet_20_Link"><text:span text:style-name="T5">5</text:span></text:a></text:p>
          <text:p text:style-name="P22"><text:span text:style-name="T5">Cronograma de hitos principales<text:tab/></text:span><text:a xlink:type="simple" xlink:href="#__RefHeading___Toc357952281" text:style-name="Internet_20_link" text:visited-style-name="Visited_20_Internet_20_Link"><text:span text:style-name="T5">5</text:span></text:a></text:p>
          <text:p text:style-name="P22"><text:span text:style-name="T5">Presupuesto estimado<text:tab/></text:span><text:a xlink:type="simple" xlink:href="#__RefHeading___Toc357952282" text:style-name="Internet_20_link" text:visited-style-name="Visited_20_Internet_20_Link"><text:span text:style-name="T5">5</text:span></text:a></text:p>
          <text:p text:style-name="P22"><text:span text:style-name="T5">Lista de Interesados (stakeholders)<text:tab/></text:span><text:a xlink:type="simple" xlink:href="#__RefHeading___Toc357952283" text:style-name="Internet_20_link" text:visited-style-name="Visited_20_Internet_20_Link"><text:span text:style-name="T5">6</text:span></text:a></text:p>
          <text:p text:style-name="P22"><text:span text:style-name="T5">Requisitos de aprobación del proyecto<text:tab/></text:span><text:a xlink:type="simple" xlink:href="#__RefHeading___Toc357952284" text:style-name="Internet_20_link" text:visited-style-name="Visited_20_Internet_20_Link"><text:span text:style-name="T5">6</text:span></text:a></text:p>
          <text:p text:style-name="P22"><text:span text:style-name="T5">Asignación del Gerente de Proyecto y nivel de autoridad<text:tab/></text:span><text:a xlink:type="simple" xlink:href="#__RefHeading___Toc357952285" text:style-name="Internet_20_link" text:visited-style-name="Visited_20_Internet_20_Link"><text:span text:style-name="T5">6</text:span></text:a></text:p>
          <text:p text:style-name="P21"><text:span text:style-name="T1">Gerente de Proyecto<text:tab/></text:span><text:a xlink:type="simple" xlink:href="#__RefHeading___Toc357952286" text:style-name="Internet_20_link" text:visited-style-name="Visited_20_Internet_20_Link"><text:span text:style-name="T1">6</text:span></text:a></text:p>
          <text:p text:style-name="P21"><text:span text:style-name="T1">Niveles de autoridad</text:span><text:span text:style-name="T5"><text:tab/></text:span><text:a xlink:type="simple" xlink:href="#__RefHeading___Toc357952287" text:style-name="Internet_20_link" text:visited-style-name="Visited_20_Internet_20_Link"><text:span text:style-name="T5">6</text:span></text:a></text:p>
          <text:p text:style-name="P22"><text:span text:style-name="T5">Personal y recursos preasignados<text:tab/></text:span><text:a xlink:type="simple" xlink:href="#__RefHeading___Toc357952288" text:style-name="Internet_20_link" text:visited-style-name="Visited_20_Internet_20_Link"><text:span text:style-name="T5">7</text:span></text:a></text:p>
          <text:p text:style-name="P22"><text:span text:style-name="T5">Aprobaciones<text:tab/></text:span><text:a xlink:type="simple" xlink:href="#__RefHeading___Toc357952289" text:style-name="Internet_20_link" text:visited-style-name="Visited_20_Internet_20_Link"><text:span text:style-name="T5">7</text:span></text:a></text:p>
        </text:index-body>
      </text:table-of-content>
      <text:p text:style-name="P19"/>
      <text:p text:style-name="P19"/>
      <text:p text:style-name="P19"/>
      <text:p text:style-name="P19"/>
      <text:p text:style-name="P19"/>
      <text:h text:style-name="Heading_20_1" text:outline-level="1"><text:bookmark-start text:name="__RefHeading___Toc357952270"/>Información del Proyecto<text:bookmark-end text:name="__RefHeading___Toc357952270"/></text:h>
      <text:h text:style-name="Heading_20_2" text:outline-level="2"><text:bookmark-start text:name="__RefHeading___Toc357952271"/><text:soft-page-break/>Datos<text:bookmark-end text:name="__RefHeading___Toc357952271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Empresa / Organización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7">Proyecto</text:p>
          </table:table-cell>
          <table:table-cell table:style-name="Tabla1.B1" office:value-type="string">
            <text:p text:style-name="P9">Tenerife Aventura</text:p>
          </table:table-cell>
        </table:table-row>
        <table:table-row table:style-name="Tabla1.1">
          <table:table-cell table:style-name="Tabla1.A1" office:value-type="string">
            <text:p text:style-name="P7">Fecha de preparación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7">Cliente</text:p>
          </table:table-cell>
          <table:table-cell table:style-name="Tabla1.B1" office:value-type="string">
            <text:p text:style-name="P9">Tenerife S.A.</text:p>
          </table:table-cell>
        </table:table-row>
        <table:table-row table:style-name="Tabla1.1">
          <table:table-cell table:style-name="Tabla1.A1" office:value-type="string">
            <text:p text:style-name="P7">Patrocinador principal</text:p>
          </table:table-cell>
          <table:table-cell table:style-name="Tabla1.B1" office:value-type="string">
            <text:p text:style-name="P9">Tenerife S.A.</text:p>
          </table:table-cell>
        </table:table-row>
        <table:table-row table:style-name="Tabla1.1">
          <table:table-cell table:style-name="Tabla1.A1" office:value-type="string">
            <text:p text:style-name="P7">Gerente de Proyecto</text:p>
          </table:table-cell>
          <table:table-cell table:style-name="Tabla1.B1" office:value-type="string">
            <text:p text:style-name="P8"/>
          </table:table-cell>
        </table:table-row>
      </table:table>
      <text:h text:style-name="Heading_20_2" text:outline-level="2"><text:bookmark-start text:name="__RefHeading___Toc357952272"/>Patrocinador / Patrocinadores<text:bookmark-end text:name="__RefHeading___Toc357952272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4">Nombre</text:p>
            </table:table-cell>
            <table:table-cell table:style-name="Tabla2.A1" office:value-type="string">
              <text:p text:style-name="P14">Cargo</text:p>
            </table:table-cell>
            <table:table-cell table:style-name="Tabla2.A1" office:value-type="string">
              <text:p text:style-name="P14">Departamento / División</text:p>
            </table:table-cell>
            <table:table-cell table:style-name="Tabla2.D1" office:value-type="string">
              <text:p text:style-name="P14">Rama ejecutiva (Vicepresidencia)</text:p>
            </table:table-cell>
          </table:table-row>
        </table:table-header-rows>
        <table:table-row table:style-name="Tabla2.2">
          <table:table-cell table:style-name="Tabla2.A1" office:value-type="string">
            <text:p text:style-name="P33">Tenerife S.A.</text:p>
          </table:table-cell>
          <table:table-cell table:style-name="Tabla2.A1" office:value-type="string">
            <text:p text:style-name="P33">Patrocinador <text:s text:c="2"/>Cliente</text:p>
          </table:table-cell>
          <table:table-cell table:style-name="Tabla2.A1" office:value-type="string">
            <text:p text:style-name="P15"/>
          </table:table-cell>
          <table:table-cell table:style-name="Tabla2.D1" office:value-type="string">
            <text:p text:style-name="P15"/>
          </table:table-cell>
        </table:table-row>
      </table:table>
      <text:h text:style-name="Heading_20_1" text:outline-level="1"><text:bookmark-start text:name="__RefHeading___Toc357952273"/>Propósito y Justificación del Proyecto<text:bookmark-end text:name="__RefHeading___Toc357952273"/>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Creación de un espacio lúdico donde la gente pueda disfrutar y relajarse, con actividades muy variadas desde obra de teatros hasta atracciones.</text:p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Heading_20_1" text:outline-level="1"><text:bookmark-start text:name="__RefHeading___Toc357952274"/>Descripción del Proyecto y Entregables<text:bookmark-end text:name="__RefHeading___Toc357952274"/></text:h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Tenerife aventura se conforma como el mayor parque de atracciones de España muy por encima de Port Aventura, Isla Mágica o Parque Warner. Las diferentes atracciones <text:span text:style-name="T6">que lo componen </text:span>s<text:span text:style-name="T6">o</text:span>n una mezcla entre aventura y diversión también <text:span text:style-name="T6">puedes asistir a </text:span><text:s/>obras de teatro y espectáculo con animales, sobre todo acuáticos.</text:p>
            <text:p text:style-name="P7"/>
            <text:p text:style-name="P10">Entregables: Página Web, sistema de venta de entradas, sistema de control de entrada, app del parque, gestion de pases vip, sistema de fidelizacion.</text:p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Heading_20_1" text:outline-level="1"/>
      <text:p text:style-name="Text_20_body"/>
      <text:h text:style-name="Heading_20_1" text:outline-level="1"><text:bookmark-start text:name="__RefHeading___Toc357952275"/><text:soft-page-break/>Requerimientos de alto nivel<text:bookmark-end text:name="__RefHeading___Toc357952275"/></text:h>
      <text:h text:style-name="Heading_20_2" text:outline-level="2"><text:bookmark-start text:name="__RefHeading___Toc357952277"/>Requerimientos del proyecto<text:bookmark-end text:name="__RefHeading___Toc357952277"/></text:h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/>
            <text:p text:style-name="P12">Creación de una pagina web donde poder consultar información sobre el parque.</text:p>
            <text:p text:style-name="P12">Sistema de venta de entradas, donde los clientes puedan adquirir sus pases para el parque.</text:p>
            <text:p text:style-name="P12">Sistema de control de entrada, donde el cliente simplemente pase su móvil por la puerta y automáticamente esta reconozca su pase.</text:p>
            <text:p text:style-name="P12">APP del parque, donde se mantendrá informado al usuario en todo momento de donde se encuentra o de las atracciones que tiene más cerca.</text:p>
            <text:p text:style-name="P12">Gestión de pases VIP, que permitirá a los clientes saltarse colas a cambio de un mayor precio por la entrada.</text:p>
            <text:p text:style-name="P12">Sistema de fidelización, a través del cual el cliente podrá obtener descuentos, entradas gratis, promociones y un boletín de noticia</text:p>
            <text:p text:style-name="P7"/>
          </table:table-cell>
        </table:table-row>
      </table:table>
      <text:h text:style-name="Heading_20_1" text:outline-level="1"><text:bookmark-start text:name="__RefHeading___Toc357952278"/>Objetivos<text:bookmark-end text:name="__RefHeading___Toc357952278"/></text:h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office:value-type="string">
              <text:p text:style-name="P25">Objetivo</text:p>
            </table:table-cell>
            <table:table-cell table:style-name="Tabla7.B1" office:value-type="string">
              <text:p text:style-name="P25">Indicador de éxito</text:p>
            </table:table-cell>
          </table:table-row>
        </table:table-header-rows>
        <table:table-row table:style-name="Tabla7.2">
          <table:table-cell table:style-name="Tabla7.B1" table:number-columns-spanned="2" office:value-type="string">
            <text:p text:style-name="P24">Alcance</text:p>
          </table:table-cell>
          <table:covered-table-cell/>
        </table:table-row>
        <table:table-row table:style-name="Tabla7.3">
          <table:table-cell table:style-name="Tabla7.A1" office:value-type="string">
            <text:p text:style-name="P27">El alcance se determina de acuerdo con el enunciado del alcance y las especificaciones técnicas del proyecto, el contrato, el presupuesto y el cronograma aprobados. </text:p>
          </table:table-cell>
          <table:table-cell table:style-name="Tabla7.B1" office:value-type="string">
            <text:p text:style-name="P39">El producto cumple todos los requisitos propuestos por elcliente.</text:p>
          </table:table-cell>
        </table:table-row>
        <table:table-row table:style-name="Tabla7.4">
          <table:table-cell table:style-name="Tabla7.B1" table:number-columns-spanned="2" office:value-type="string">
            <text:p text:style-name="P24">Cronograma (Tiempo)</text:p>
          </table:table-cell>
          <table:covered-table-cell/>
        </table:table-row>
        <table:table-row table:style-name="Tabla7.5">
          <table:table-cell table:style-name="Tabla7.A1" office:value-type="string">
            <text:p text:style-name="P26"/>
          </table:table-cell>
          <table:table-cell table:style-name="Tabla7.B1" office:value-type="string">
            <text:p text:style-name="P27"/>
          </table:table-cell>
        </table:table-row>
        <table:table-row table:style-name="Tabla7.6">
          <table:table-cell table:style-name="Tabla7.B1" table:number-columns-spanned="2" office:value-type="string">
            <text:p text:style-name="P24">Costo</text:p>
          </table:table-cell>
          <table:covered-table-cell/>
        </table:table-row>
        <table:table-row table:style-name="Tabla7.7">
          <table:table-cell table:style-name="Tabla7.A1" office:value-type="string">
            <text:p text:style-name="P27"/>
          </table:table-cell>
          <table:table-cell table:style-name="Tabla7.B1" office:value-type="string">
            <text:p text:style-name="P27"/>
          </table:table-cell>
        </table:table-row>
        <table:table-row table:style-name="Tabla7.8">
          <table:table-cell table:style-name="Tabla7.B1" table:number-columns-spanned="2" office:value-type="string">
            <text:p text:style-name="P24">Calidad</text:p>
          </table:table-cell>
          <table:covered-table-cell/>
        </table:table-row>
        <table:table-row table:style-name="Tabla7.9">
          <table:table-cell table:style-name="Tabla7.A1" office:value-type="string">
            <text:p text:style-name="P27"/>
          </table:table-cell>
          <table:table-cell table:style-name="Tabla7.B1" office:value-type="string">
            <text:p text:style-name="P27"/>
          </table:table-cell>
        </table:table-row>
        <table:table-row table:style-name="Tabla7.10">
          <table:table-cell table:style-name="Tabla7.B1" table:number-columns-spanned="2" office:value-type="string">
            <text:p text:style-name="P24">Otros</text:p>
          </table:table-cell>
          <table:covered-table-cell/>
        </table:table-row>
        <table:table-row table:style-name="Tabla7.11">
          <table:table-cell table:style-name="Tabla7.A1" office:value-type="string">
            <text:p text:style-name="P26"/>
          </table:table-cell>
          <table:table-cell table:style-name="Tabla7.B1" office:value-type="string">
            <text:p text:style-name="P27"/>
          </table:table-cell>
        </table:table-row>
      </table:table>
      <text:h text:style-name="Heading_20_1" text:outline-level="1"><text:bookmark-start text:name="__RefHeading___Toc357952279"/>Premisas y Restricciones<text:bookmark-end text:name="__RefHeading___Toc357952279"/>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8"/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Heading_20_1" text:outline-level="1"><text:bookmark-start text:name="__RefHeading___Toc357952280"/><text:soft-page-break/>Riesgos iniciales de alto nivel<text:bookmark-end text:name="__RefHeading___Toc357952280"/></text:h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8"/>
            <text:p text:style-name="P32">No cumplimiento del cronorama.</text:p>
            <text:p text:style-name="P32">Que el cliente no ponga los recursos materiales a tiempo para la correcta instalacion de los servidores.</text:p>
            <text:p text:style-name="P7"/>
          </table:table-cell>
        </table:table-row>
      </table:table>
      <text:h text:style-name="Heading_20_1" text:outline-level="1"><text:bookmark-start text:name="__RefHeading___Toc357952281"/>Cronograma de hitos principales<text:bookmark-end text:name="__RefHeading___Toc357952281"/></text:h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4">Hito</text:p>
          </table:table-cell>
          <table:table-cell table:style-name="Tabla10.B1" office:value-type="string">
            <text:p text:style-name="P14">Fecha tope</text:p>
          </table:table-cell>
        </table:table-row>
        <table:table-row table:style-name="Tabla10.1">
          <table:table-cell table:style-name="Tabla10.A1" office:value-type="string">
            <text:p text:style-name="P17"/>
          </table:table-cell>
          <table:table-cell table:style-name="Tabla10.B1" office:value-type="string">
            <text:p text:style-name="P15"/>
          </table:table-cell>
        </table:table-row>
        <table:table-row table:style-name="Tabla10.1">
          <table:table-cell table:style-name="Tabla10.A1" office:value-type="string">
            <text:p text:style-name="P17"/>
          </table:table-cell>
          <table:table-cell table:style-name="Tabla10.B1" office:value-type="string">
            <text:p text:style-name="P15"/>
          </table:table-cell>
        </table:table-row>
        <table:table-row table:style-name="Tabla10.1">
          <table:table-cell table:style-name="Tabla10.A1" office:value-type="string">
            <text:p text:style-name="P17"/>
          </table:table-cell>
          <table:table-cell table:style-name="Tabla10.B1" office:value-type="string">
            <text:p text:style-name="P15"/>
          </table:table-cell>
        </table:table-row>
        <table:table-row table:style-name="Tabla10.1">
          <table:table-cell table:style-name="Tabla10.A1" office:value-type="string">
            <text:p text:style-name="P17"/>
          </table:table-cell>
          <table:table-cell table:style-name="Tabla10.B1" office:value-type="string">
            <text:p text:style-name="P15"/>
          </table:table-cell>
        </table:table-row>
        <table:table-row table:style-name="Tabla10.1">
          <table:table-cell table:style-name="Tabla10.A1" office:value-type="string">
            <text:p text:style-name="P17"/>
          </table:table-cell>
          <table:table-cell table:style-name="Tabla10.B1" office:value-type="string">
            <text:p text:style-name="P15"/>
          </table:table-cell>
        </table:table-row>
      </table:table>
      <text:h text:style-name="Heading_20_1" text:outline-level="1"><text:bookmark-start text:name="__RefHeading___Toc357952282"/>Presupuesto estimado<text:bookmark-end text:name="__RefHeading___Toc357952282"/></text:h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8"/>
            <text:p text:style-name="P7"/>
            <text:p text:style-name="P7"/>
          </table:table-cell>
        </table:table-row>
      </table:table>
      <text:h text:style-name="Heading_20_1" text:outline-level="1"/>
      <text:h text:style-name="Heading_20_1" text:outline-level="1"><text:bookmark-start text:name="__RefHeading___Toc357952283"/>Lista de Interesados (stakeholders)<text:bookmark-end text:name="__RefHeading___Toc357952283"/></text:h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 table:style-name="Tabla12.1">
            <table:table-cell table:style-name="Tabla12.A1" office:value-type="string">
              <text:p text:style-name="P14">Nombre</text:p>
            </table:table-cell>
            <table:table-cell table:style-name="Tabla12.A1" office:value-type="string">
              <text:p text:style-name="P14">Cargo</text:p>
            </table:table-cell>
            <table:table-cell table:style-name="Tabla12.A1" office:value-type="string">
              <text:p text:style-name="P14">Departamento / División</text:p>
            </table:table-cell>
            <table:table-cell table:style-name="Tabla12.D1" office:value-type="string">
              <text:p text:style-name="P14">Rama ejecutiva (Vicepresidencia)</text:p>
            </table:table-cell>
          </table:table-row>
        </table:table-header-rows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  <table:table-row table:style-name="Tabla12.2">
          <table:table-cell table:style-name="Tabla12.A1" office:value-type="string">
            <text:p text:style-name="P17"/>
          </table:table-cell>
          <table:table-cell table:style-name="Tabla12.A1" office:value-type="string">
            <text:p text:style-name="P15"/>
          </table:table-cell>
          <table:table-cell table:style-name="Tabla12.A1" office:value-type="string">
            <text:p text:style-name="P15"/>
          </table:table-cell>
          <table:table-cell table:style-name="Tabla12.D1" office:value-type="string">
            <text:p text:style-name="P15"/>
          </table:table-cell>
        </table:table-row>
      </table:table>
      <text:h text:style-name="Heading_20_1" text:outline-level="1"><text:bookmark-start text:name="__RefHeading___Toc357952284"/>Requisitos de aprobación del proyecto<text:bookmark-end text:name="__RefHeading___Toc357952284"/></text:h>
      <table:table table:name="Tabla13" table:style-name="Tabla13">
        <table:table-column table:style-name="Tabla13.A"/>
        <text:soft-page-break/>
        <table:table-row table:style-name="Tabla13.1">
          <table:table-cell table:style-name="Tabla13.A1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h text:style-name="Heading_20_1" text:outline-level="1"><text:bookmark-start text:name="__RefHeading___Toc357952285"/>Asignación del Gerente de Proyecto y nivel de autoridad<text:bookmark-end text:name="__RefHeading___Toc357952285"/></text:h>
      <text:h text:style-name="Heading_20_2" text:outline-level="2"><text:bookmark-start text:name="__RefHeading___Toc357952286"/>Gerente de Proyecto<text:bookmark-end text:name="__RefHeading___Toc357952286"/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 table:style-name="Tabla14.1">
            <table:table-cell table:style-name="Tabla14.A1" office:value-type="string">
              <text:p text:style-name="P14">Nombre</text:p>
            </table:table-cell>
            <table:table-cell table:style-name="Tabla14.A1" office:value-type="string">
              <text:p text:style-name="P14">Cargo</text:p>
            </table:table-cell>
            <table:table-cell table:style-name="Tabla14.A1" office:value-type="string">
              <text:p text:style-name="P14">Departamento / División</text:p>
            </table:table-cell>
            <table:table-cell table:style-name="Tabla14.D1" office:value-type="string">
              <text:p text:style-name="P14">Rama ejecutiva (Vicepresidencia)</text:p>
            </table:table-cell>
          </table:table-row>
        </table:table-header-rows>
        <table:table-row table:style-name="Tabla14.2">
          <table:table-cell table:style-name="Tabla14.A1" office:value-type="string">
            <text:p text:style-name="P17"/>
          </table:table-cell>
          <table:table-cell table:style-name="Tabla14.A1" office:value-type="string">
            <text:p text:style-name="P15"/>
          </table:table-cell>
          <table:table-cell table:style-name="Tabla14.A1" office:value-type="string">
            <text:p text:style-name="P15"/>
          </table:table-cell>
          <table:table-cell table:style-name="Tabla14.D1" office:value-type="string">
            <text:p text:style-name="P15"/>
          </table:table-cell>
        </table:table-row>
      </table:table>
      <text:h text:style-name="Heading_20_2" text:outline-level="2"><text:bookmark-start text:name="__RefHeading___Toc357952287"/>Niveles de autoridad<text:bookmark-end text:name="__RefHeading___Toc357952287"/></text:h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4">Área de autoridad</text:p>
          </table:table-cell>
          <table:table-cell table:style-name="Tabla15.B1" office:value-type="string">
            <text:p text:style-name="P14">Descripción del nivel de autoridad</text:p>
          </table:table-cell>
        </table:table-row>
        <table:table-row table:style-name="Tabla15.1">
          <table:table-cell table:style-name="Tabla15.A1" office:value-type="string">
            <text:p text:style-name="P7">Decisiones de personal (Staffing)</text:p>
          </table:table-cell>
          <table:table-cell table:style-name="Tabla15.B1" office:value-type="string">
            <text:p text:style-name="P16"/>
            <text:p text:style-name="P13"/>
            <text:p text:style-name="P13"/>
          </table:table-cell>
        </table:table-row>
        <table:table-row table:style-name="Tabla15.1">
          <table:table-cell table:style-name="Tabla15.A1" office:value-type="string">
            <text:p text:style-name="P7">Gestión de presupuesto y de sus variaciones</text:p>
          </table:table-cell>
          <table:table-cell table:style-name="Tabla15.B1" office:value-type="string">
            <text:p text:style-name="P16"/>
            <text:p text:style-name="P13"/>
            <text:p text:style-name="P13"/>
          </table:table-cell>
        </table:table-row>
        <table:table-row table:style-name="Tabla15.1">
          <table:table-cell table:style-name="Tabla15.A1" office:value-type="string">
            <text:p text:style-name="P7">Decisiones técnicas</text:p>
          </table:table-cell>
          <table:table-cell table:style-name="Tabla15.B1" office:value-type="string">
            <text:p text:style-name="P16"/>
            <text:p text:style-name="P13"/>
            <text:p text:style-name="P13"/>
          </table:table-cell>
        </table:table-row>
        <table:table-row table:style-name="Tabla15.1">
          <table:table-cell table:style-name="Tabla15.A1" office:value-type="string">
            <text:p text:style-name="P7">Resolución de conflictos</text:p>
          </table:table-cell>
          <table:table-cell table:style-name="Tabla15.B1" office:value-type="string">
            <text:p text:style-name="P16"/>
            <text:p text:style-name="P13"/>
            <text:p text:style-name="P13"/>
          </table:table-cell>
        </table:table-row>
        <table:table-row table:style-name="Tabla15.1">
          <table:table-cell table:style-name="Tabla15.A1" office:value-type="string">
            <text:p text:style-name="P7">Ruta de escalamiento y limitaciones de autoridad</text:p>
          </table:table-cell>
          <table:table-cell table:style-name="Tabla15.B1" office:value-type="string">
            <text:p text:style-name="P16"/>
            <text:p text:style-name="P13"/>
            <text:p text:style-name="P13"/>
          </table:table-cell>
        </table:table-row>
      </table:table>
      <text:h text:style-name="Heading_20_1" text:outline-level="1"><text:bookmark-start text:name="__RefHeading___Toc357952288"/>Personal y recursos preasignados<text:bookmark-end text:name="__RefHeading___Toc357952288"/></text:h>
      <table:table table:name="Tabla16" table:style-name="Tabla16">
        <table:table-column table:style-name="Tabla16.A"/>
        <table:table-column table:style-name="Tabla16.B"/>
        <table:table-column table:style-name="Tabla16.C"/>
        <table:table-header-rows>
          <table:table-row table:style-name="Tabla16.1">
            <table:table-cell table:style-name="Tabla16.A1" office:value-type="string">
              <text:p text:style-name="P14">Recurso</text:p>
            </table:table-cell>
            <table:table-cell table:style-name="Tabla16.A1" office:value-type="string">
              <text:p text:style-name="P14">Departamento / División</text:p>
            </table:table-cell>
            <table:table-cell table:style-name="Tabla16.C1" office:value-type="string">
              <text:p text:style-name="P14">Rama ejecutiva (Vicepresidencia)</text:p>
            </table:table-cell>
          </table:table-row>
        </table:table-header-rows>
        <table:table-row table:style-name="Tabla16.2">
          <table:table-cell table:style-name="Tabla16.A1" office:value-type="string">
            <text:p text:style-name="P15"/>
          </table:table-cell>
          <table:table-cell table:style-name="Tabla16.A1" office:value-type="string">
            <text:p text:style-name="P15"/>
          </table:table-cell>
          <table:table-cell table:style-name="Tabla16.C1" office:value-type="string">
            <text:p text:style-name="P15"/>
          </table:table-cell>
        </table:table-row>
        <table:table-row table:style-name="Tabla16.2">
          <table:table-cell table:style-name="Tabla16.A1" office:value-type="string">
            <text:p text:style-name="P15"/>
          </table:table-cell>
          <table:table-cell table:style-name="Tabla16.A1" office:value-type="string">
            <text:p text:style-name="P15"/>
          </table:table-cell>
          <table:table-cell table:style-name="Tabla16.C1" office:value-type="string">
            <text:p text:style-name="P15"/>
          </table:table-cell>
        </table:table-row>
        <table:table-row table:style-name="Tabla16.2">
          <table:table-cell table:style-name="Tabla16.A1" office:value-type="string">
            <text:p text:style-name="P15"/>
          </table:table-cell>
          <table:table-cell table:style-name="Tabla16.A1" office:value-type="string">
            <text:p text:style-name="P15"/>
          </table:table-cell>
          <table:table-cell table:style-name="Tabla16.C1" office:value-type="string">
            <text:p text:style-name="P15"/>
          </table:table-cell>
        </table:table-row>
        <table:table-row table:style-name="Tabla16.2">
          <table:table-cell table:style-name="Tabla16.A1" office:value-type="string">
            <text:p text:style-name="P15"/>
          </table:table-cell>
          <table:table-cell table:style-name="Tabla16.A1" office:value-type="string">
            <text:p text:style-name="P15"/>
          </table:table-cell>
          <table:table-cell table:style-name="Tabla16.C1" office:value-type="string">
            <text:p text:style-name="P15"/>
          </table:table-cell>
        </table:table-row>
        <text:soft-page-break/>
        <table:table-row table:style-name="Tabla16.2">
          <table:table-cell table:style-name="Tabla16.A1" office:value-type="string">
            <text:p text:style-name="P15"/>
          </table:table-cell>
          <table:table-cell table:style-name="Tabla16.A1" office:value-type="string">
            <text:p text:style-name="P15"/>
          </table:table-cell>
          <table:table-cell table:style-name="Tabla16.C1" office:value-type="string">
            <text:p text:style-name="P15"/>
          </table:table-cell>
        </table:table-row>
      </table:table>
      <text:h text:style-name="Heading_20_1" text:outline-level="1"><text:bookmark-start text:name="__RefHeading___Toc357952289"/>Aprobaciones<text:bookmark-end text:name="__RefHeading___Toc357952289"/></text:h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23">Patrocinador</text:p>
          </table:table-cell>
          <table:table-cell table:style-name="Tabla17.A1" office:value-type="string">
            <text:p text:style-name="P23">Fecha</text:p>
          </table:table-cell>
          <table:table-cell table:style-name="Tabla17.C1" office:value-type="string">
            <text:p text:style-name="P23">Firma</text:p>
          </table:table-cell>
        </table:table-row>
        <table:table-row table:style-name="Tabla17.1">
          <table:table-cell table:style-name="Tabla17.A1" office:value-type="string">
            <text:h text:style-name="P35" text:outline-level="2"/>
            <text:h text:style-name="P37" text:outline-level="2"/>
          </table:table-cell>
          <table:table-cell table:style-name="Tabla17.A1" office:value-type="string">
            <text:h text:style-name="P38" text:outline-level="2"/>
          </table:table-cell>
          <table:table-cell table:style-name="Tabla17.C1" office:value-type="string">
            <text:h text:style-name="P38" text:outline-level="2"/>
          </table:table-cell>
        </table:table-row>
        <table:table-row table:style-name="Tabla17.1">
          <table:table-cell table:style-name="Tabla17.A1" office:value-type="string">
            <text:h text:style-name="P35" text:outline-level="2"/>
            <text:h text:style-name="P37" text:outline-level="2"/>
          </table:table-cell>
          <table:table-cell table:style-name="Tabla17.A1" office:value-type="string">
            <text:h text:style-name="P38" text:outline-level="2"/>
          </table:table-cell>
          <table:table-cell table:style-name="Tabla17.C1" office:value-type="string">
            <text:h text:style-name="P38" text:outline-level="2"/>
          </table:table-cell>
        </table:table-row>
        <table:table-row table:style-name="Tabla17.1">
          <table:table-cell table:style-name="Tabla17.A1" office:value-type="string">
            <text:h text:style-name="P36" text:outline-level="2"/>
            <text:h text:style-name="P37" text:outline-level="2"/>
          </table:table-cell>
          <table:table-cell table:style-name="Tabla17.A1" office:value-type="string">
            <text:h text:style-name="P38" text:outline-level="2"/>
          </table:table-cell>
          <table:table-cell table:style-name="Tabla17.C1" office:value-type="string">
            <text:h text:style-name="P38" text:outline-level="2"/>
          </table:table-cell>
        </table:table-row>
        <table:table-row table:style-name="Tabla17.1">
          <table:table-cell table:style-name="Tabla17.A1" office:value-type="string">
            <text:h text:style-name="P35" text:outline-level="2"/>
            <text:h text:style-name="P37" text:outline-level="2"/>
          </table:table-cell>
          <table:table-cell table:style-name="Tabla17.A1" office:value-type="string">
            <text:h text:style-name="P38" text:outline-level="2"/>
          </table:table-cell>
          <table:table-cell table:style-name="Tabla17.C1" office:value-type="string">
            <text:h text:style-name="P38" text:outline-level="2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VE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fo:color="#365f91"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line-height="100%"/>
      <style:text-properties fo:color="#365f91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2pt" fo:language="es" fo:country="VE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comentario_20_Car" style:display-name="Texto comentario Car" style:family="text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1_20_Car" style:display-name="Título 1 Car" style:family="text">
      <style:text-properties fo:color="#365f91"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Título_20_2_20_Car" style:display-name="Título 2 Car" style:family="text">
      <style:text-properties fo:color="#365f91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vote-count-post" style:family="text" style:parent-style-name="Fuente_20_de_20_párrafo_20_predeter."/>
    <style:style style:name="relativetime" style:family="text" style:parent-style-name="Fuente_20_de_20_párrafo_20_predeter."/>
    <style:style style:name="reputation-score" style:family="text" style:parent-style-name="Fuente_20_de_20_párrafo_20_predeter."/>
    <style:style style:name="badgecount" style:family="text" style:parent-style-name="Fuente_20_de_20_párrafo_20_predeter."/>
    <style:style style:name="cool" style:family="text" style:parent-style-name="Fuente_20_de_20_párrafo_20_predeter."/>
    <style:style style:name="comment-copy" style:family="text" style:parent-style-name="Fuente_20_de_20_párrafo_20_predeter."/>
    <style:style style:name="comment-date" style:family="text" style:parent-style-name="Fuente_20_de_20_párrafo_20_predeter."/>
    <style:style style:name="Emphasis" style:family="text">
      <style:text-properties fo:font-style="italic" style:font-style-asian="italic" style:font-style-complex="italic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l_5f_ad" style:display-name="il_ad" style:family="text" style:parent-style-name="Fuente_20_de_20_párrafo_20_predeter.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/>
      <style:text-properties fo:color="#0d0d0d" fo:font-size="14pt" fo:font-weight="bold" style:font-size-asian="14pt" style:font-weight-asian="bold" style:font-size-complex="14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P3" style:family="paragraph">
      <loext:graphic-properties draw:fill="solid" draw:fill-color="#4f81bd"/>
      <style:paragraph-properties style:writing-mode="lr-tb"/>
    </style:style>
    <style:style style:name="MP4" style:family="paragraph" style:parent-style-name="Header">
      <style:paragraph-properties fo:margin-top="0cm" fo:margin-bottom="0cm" loext:contextual-spacing="false" fo:text-align="end" style:justify-single-word="false"/>
      <style:text-properties fo:color="#365f91" fo:font-style="italic" fo:font-weight="bold" style:font-style-asian="italic" style:font-weight-asian="bold" style:font-size-complex="12pt"/>
    </style:style>
    <style:style style:name="MP5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gr1" style:family="graphic">
      <style:graphic-properties draw:stroke="solid" svg:stroke-width="0.106cm" svg:stroke-color="#f2f2f2" draw:stroke-linejoin="miter" svg:stroke-linecap="square" draw:fill="solid" draw:fill-color="#4f81bd" draw:textarea-horizontal-align="left" draw:textarea-vertical-align="top" draw:auto-grow-height="false" fo:padding-top="0.229cm" fo:padding-bottom="0.229cm" fo:padding-left="0.441cm" fo:padding-right="0.441cm" fo:wrap-option="wrap" draw:shadow="visible" draw:shadow-offset-x="0.035cm" draw:shadow-offset-y="0.062cm" draw:shadow-color="#243f60" draw:shadow-opacity="50%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custom-shape text:anchor-type="paragraph" draw:z-index="6" draw:style-name="Mgr1" draw:text-style-name="MP3" svg:width="15.897cm" svg:height="0.452cm" svg:x="0cm" svg:y="0cm"><text:p/><draw:enhanced-geometry svg:viewBox="0 0 21600 21600" draw:type="rectangle" draw:enhanced-path="M 0 0 L 21600 0 21600 21600 0 21600 0 0 Z N"/></draw:custom-shape></text:p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2-10-28T15:38:00</meta:creation-date>
    <dc:date>2016-11-02T17:05:10.464000000</dc:date>
    <meta:print-date>2012-10-28T10:39:00</meta:print-date>
    <meta:editing-cycles>18</meta:editing-cycles>
    <meta:editing-duration>PT2H26M9S</meta:editing-duration>
    <meta:generator>LibreOffice/5.0.6.3$Windows_x86 LibreOffice_project/490fc03b25318460cfc54456516ea2519c11d1aa</meta:generator>
    <meta:document-statistic meta:table-count="16" meta:image-count="0" meta:object-count="0" meta:page-count="7" meta:paragraph-count="101" meta:word-count="530" meta:character-count="3548" meta:non-whitespace-character-count="3114"/>
  </office:meta>
</office:document-meta>
</file>